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3.54cm" svg:y="6.08cm">
          <text:p text:style-name="P1"><text:span text:style-name="T1">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175cm" svg:height="1.905cm" svg:x="8.62cm" svg:y="2.905cm">
          <text:p text:style-name="P1"><text:span text:style-name="T1">Signal</text:span></text:p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175cm" svg:height="1.905cm" svg:x="8.62cm" svg:y="9.89cm">
          <text:p text:style-name="P1"><text:span text:style-name="T1">Signal</text:span></text:p>
          <text:p text:style-name="P1"><text:span text:style-name="T1">Dest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127cm" svg:y1="7.985cm" svg:x2="10.207cm" svg:y2="9.89cm" draw:start-shape="id1" draw:start-glue-point="2" draw:end-shape="id2" svg:d="m5127 7985v952h5080v953">
          <text:p text:style-name="P2"><text:span text:style-name="T1">Dir</text:span></text:p>
          <text:p text:style-name="P2"><text:span text:style-name="T1">In</text:span></text:p>
        </draw:connector>
        <draw:connector draw:style-name="gr2" draw:text-style-name="P3" draw:layer="layout" svg:x1="10.207cm" svg:y1="4.81cm" svg:x2="5.127cm" svg:y2="6.08cm" draw:start-shape="id3" draw:start-glue-point="2" draw:end-shape="id1" draw:end-glue-point="0" svg:d="m10207 4810v635h-5080v635">
          <text:p text:style-name="P2"><text:span text:style-name="T1">Dir</text:span></text:p>
          <text:p text:style-name="P2"><text:span text:style-name="T1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hn Thornton</meta:initial-creator>
    <meta:creation-date>2009-04-17T06:06:19</meta:creation-date>
    <dc:creator>John Thornton</dc:creator>
    <dc:date>2009-04-17T06:23:30</dc:date>
    <meta:editing-cycles>1</meta:editing-cycles>
    <meta:editing-duration>PT2M1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